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790c" officeooo:paragraph-rsid="0012790c"/>
    </style:style>
    <style:style style:name="P2" style:family="paragraph" style:parent-style-name="Standard">
      <style:text-properties officeooo:paragraph-rsid="0012790c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2790c"/>
    </style:style>
  </office:automatic-styles>
  <office:body>
    <office:text>
      <office:forms form:automatic-focus="false" form:apply-design-mode="false">
        <form:form form:apply-filter="true" form:method="post" form:control-implementation="ooo:com.sun.star.form.component.Form" office:target-frame="" xlink:href="../../../../users/set_protocol%3Fprotocol_selector=http&amp;protocol_type=pus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users/set_protocol%3Fprotocol_selector=ssh&amp;protocol_type=pus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s/></text:span><text:span text:style-name="Strong_20_Emphasis">Quick setup</text:span> — if you’ve done this kind of thing before</text:p>
      <text:p text:style-name="Text_20_body"><text:span text:style-name="Strong_20_Emphasis">or</text:span> </text:p>
      <text:p text:style-name="Text_20_body">We recommend every repository include a <text:a xlink:type="simple" xlink:href="https://github.com/PhillO77/FIT5H_EuP/new/master?readme=1" text:style-name="Internet_20_link" text:visited-style-name="Visited_20_Internet_20_Link">README</text:a>, <text:a xlink:type="simple" xlink:href="https://github.com/PhillO77/FIT5H_EuP/new/master?filename=LICENSE.md" text:style-name="Internet_20_link" text:visited-style-name="Visited_20_Internet_20_Link">LICENSE</text:a>, and <text:a xlink:type="simple" xlink:href="https://github.com/PhillO77/FIT5H_EuP/new/master?filename=.gitignore" text:style-name="Internet_20_link" text:visited-style-name="Visited_20_Internet_20_Link">.gitignore</text:a>. </text:p>
      <text:h text:style-name="Heading_20_3" text:outline-level="3">…or create a new repository on the command line</text:h>
      <text:p text:style-name="Preformatted_20_Text">echo "# FIT5H_EuP" &gt;&gt; README.md</text:p>
      <text:p text:style-name="Preformatted_20_Text">git init</text:p>
      <text:p text:style-name="Preformatted_20_Text">git add README.md</text:p>
      <text:p text:style-name="Preformatted_20_Text">git commit -m "first commit"</text:p>
      <text:p text:style-name="Preformatted_20_Text">git remote add origin https://github.com/PhillO77/FIT5H_EuP.git</text:p>
      <text:p text:style-name="P3">git push -u origin master</text:p>
      <text:h text:style-name="Heading_20_3" text:outline-level="3">…or push an existing repository from the command line</text:h>
      <text:p text:style-name="Preformatted_20_Text">git remote add origin https://github.com/PhillO77/FIT5H_EuP.git</text:p>
      <text:p text:style-name="P3">git push -u origin master</text:p>
      <text:h text:style-name="Heading_20_3" text:outline-level="3">…or import code from another repository</text:h>
      <text:p text:style-name="Text_20_body">You can initialize this repository with code from a Subversion, Mercurial, or TFS projec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2:58:49.077178198</meta:creation-date>
    <dc:date>2016-09-12T14:04:36.729487234</dc:date>
    <meta:editing-duration>PT15M17S</meta:editing-duration>
    <meta:editing-cycles>1</meta:editing-cycles>
    <meta:document-statistic meta:table-count="0" meta:image-count="0" meta:object-count="0" meta:page-count="1" meta:paragraph-count="15" meta:word-count="94" meta:character-count="620" meta:non-whitespace-character-count="537"/>
    <meta:generator>LibreOffice/5.1.4.2$Linux_x86 LibreOffice_project/10m0$Build-2</meta:generator>
  </office:meta>
</office:document-meta>
</file>